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4*"/>
    </style:style>
    <style:style style:name="Tableau1.B" style:family="table-column">
      <style:table-column-properties style:column-width="5.667cm" style:rel-column-width="21845*"/>
    </style:style>
    <style:style style:name="Tableau1.C" style:family="table-column">
      <style:table-column-properties style:column-width="5.667cm" style:rel-column-width="21846*"/>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667cm" style:rel-column-width="21844*"/>
    </style:style>
    <style:style style:name="Tableau2.B" style:family="table-column">
      <style:table-column-properties style:column-width="5.667cm" style:rel-column-width="21845*"/>
    </style:style>
    <style:style style:name="Tableau2.C" style:family="table-column">
      <style:table-column-properties style:column-width="5.667cm" style:rel-column-width="21846*"/>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Default">
      <style:paragraph-properties style:text-autospace="none"/>
      <style:text-properties fo:color="#000000" fo:font-size="12pt" style:font-size-asian="12pt" style:font-size-complex="12pt"/>
    </style:style>
    <style:style style:name="P2" style:family="paragraph" style:parent-style-name="Table_20_Contents">
      <style:text-properties fo:font-size="12pt" style:font-size-asian="12pt" style:font-size-complex="12pt"/>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font-size="12pt" fo:font-weight="normal"/>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list-style-name="L1">
      <style:text-properties fo:font-size="12pt" fo:font-weight="normal" style:font-size-asian="12pt" style:font-weight-asian="normal" style:font-size-complex="12pt" style:font-weight-complex="normal"/>
    </style:style>
    <style:style style:name="P8" style:family="paragraph" style:parent-style-name="Standard" style:list-style-name="L2">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color="#d4d4d4" style:font-name="Consolas" fo:font-size="10.5pt" fo:font-weight="normal" fo:background-color="#1e1e1e"/>
    </style:style>
    <style:style style:name="P11" style:family="paragraph" style:parent-style-name="Standard">
      <style:paragraph-properties style:line-height-at-least="0.503cm"/>
      <style:text-properties fo:color="#d4d4d4" fo:background-color="#1e1e1e"/>
    </style:style>
    <style:style style:name="P12" style:family="paragraph" style:parent-style-name="Standard">
      <style:paragraph-properties style:line-height-at-least="0.503cm"/>
    </style:style>
    <style:style style:name="P13" style:family="paragraph" style:parent-style-name="Standard" style:list-style-name="L2"/>
    <style:style style:name="P14" style:family="paragraph" style:parent-style-name="Default">
      <style:paragraph-properties fo:margin-left="0cm" fo:margin-right="0cm" fo:margin-top="0cm" fo:margin-bottom="0cm" fo:text-indent="0cm" style:auto-text-indent="false" style:text-autospace="none"/>
      <style:text-properties fo:color="#000000" fo:font-size="12pt" fo:font-weight="bold" style:font-size-asian="12pt" style:font-weight-asian="bold" style:font-size-complex="12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color="#dcdcaa"/>
    </style:style>
    <style:style style:name="T4" style:family="text">
      <style:text-properties fo:color="#dcdcaa" style:font-name="Consolas" fo:font-size="10.5pt" fo:background-color="#1e1e1e"/>
    </style:style>
    <style:style style:name="T5" style:family="text">
      <style:text-properties fo:color="#dcdcaa" style:font-name="Consolas" fo:font-size="10.5pt" fo:background-color="#1e1e1e" style:font-size-asian="12pt" style:font-weight-asian="normal" style:font-size-complex="12pt" style:font-weight-complex="normal"/>
    </style:style>
    <style:style style:name="T6" style:family="text">
      <style:text-properties fo:color="#dcdcaa" style:font-name="Consolas" fo:font-size="10.5pt" fo:font-weight="normal"/>
    </style:style>
    <style:style style:name="T7" style:family="text">
      <style:text-properties fo:color="#dcdcaa" style:font-name="Consolas" fo:font-size="10.5pt" fo:font-weight="normal" fo:background-color="#1e1e1e" style:font-size-asian="12pt" style:font-weight-asian="normal" style:font-size-complex="12pt" style:font-weight-complex="normal"/>
    </style:style>
    <style:style style:name="T8" style:family="text">
      <style:text-properties fo:color="#d4d4d4" style:font-name="Consolas" fo:font-size="10.5pt" fo:background-color="#1e1e1e"/>
    </style:style>
    <style:style style:name="T9" style:family="text">
      <style:text-properties fo:color="#d4d4d4" style:font-name="Consolas" fo:font-size="10.5pt" fo:background-color="#1e1e1e" style:font-size-asian="12pt" style:font-weight-asian="normal" style:font-size-complex="12pt" style:font-weight-complex="normal"/>
    </style:style>
    <style:style style:name="T10" style:family="text">
      <style:text-properties fo:color="#d4d4d4" style:font-name="Consolas" fo:font-size="10.5pt" fo:font-weight="normal" fo:background-color="#1e1e1e"/>
    </style:style>
    <style:style style:name="T11" style:family="text">
      <style:text-properties fo:color="#d4d4d4" style:font-name="Consolas" fo:font-size="10.5pt" fo:font-weight="normal" fo:background-color="#1e1e1e" style:font-size-asian="12pt" style:font-weight-asian="normal" style:font-size-complex="12pt" style:font-weight-complex="normal"/>
    </style:style>
    <style:style style:name="T12" style:family="text">
      <style:text-properties fo:color="#d4d4d4" fo:background-color="#1e1e1e"/>
    </style:style>
    <style:style style:name="T13" style:family="text">
      <style:text-properties fo:color="#9cdcfe"/>
    </style:style>
    <style:style style:name="T14" style:family="text">
      <style:text-properties fo:color="#9cdcfe" style:font-name="Consolas" fo:font-size="10.5pt" fo:background-color="#1e1e1e"/>
    </style:style>
    <style:style style:name="T15" style:family="text">
      <style:text-properties fo:color="#9cdcfe" style:font-name="Consolas" fo:font-size="10.5pt" fo:background-color="#1e1e1e" style:font-size-asian="12pt" style:font-weight-asian="normal" style:font-size-complex="12pt" style:font-weight-complex="normal"/>
    </style:style>
    <style:style style:name="T16" style:family="text">
      <style:text-properties fo:color="#9cdcfe" style:font-name="Consolas" fo:font-size="10.5pt" fo:font-weight="normal"/>
    </style:style>
    <style:style style:name="T17" style:family="text">
      <style:text-properties fo:color="#4ec9b0" style:font-name="Consolas" fo:font-size="10.5pt" fo:background-color="#1e1e1e"/>
    </style:style>
    <style:style style:name="T18" style:family="text">
      <style:text-properties fo:color="#4ec9b0" style:font-name="Consolas" fo:font-size="10.5pt" fo:background-color="#1e1e1e" style:font-size-asian="12pt" style:font-weight-asian="normal" style:font-size-complex="12pt" style:font-weight-complex="normal"/>
    </style:style>
    <style:style style:name="T19" style:family="text">
      <style:text-properties fo:color="#4ec9b0" style:font-name="Consolas" fo:font-size="10.5pt" fo:font-weight="normal"/>
    </style:style>
    <style:style style:name="T20" style:family="text">
      <style:text-properties style:font-size-asian="12pt" style:font-weight-asian="normal" style:font-size-complex="12pt" style:font-weight-complex="normal"/>
    </style:style>
    <style:style style:name="T21" style:family="text">
      <style:text-properties fo:font-weight="normal" style:font-weight-asian="normal" style:font-weight-complex="normal"/>
    </style:style>
    <style:style style:name="T22" style:family="text">
      <style:text-properties fo:color="#569cd6"/>
    </style:style>
    <style:style style:name="T23" style:family="text">
      <style:text-properties fo:color="#569cd6" style:font-name="Consolas" fo:font-size="10.5pt" fo:background-color="#1e1e1e"/>
    </style:style>
    <style:style style:name="T24" style:family="text">
      <style:text-properties fo:color="#569cd6" style:font-name="Consolas" fo:font-size="10.5pt" fo:font-weight="normal"/>
    </style:style>
    <style:style style:name="T25" style:family="text">
      <style:text-properties fo:color="#569cd6" style:font-size-asian="12pt" style:font-weight-asian="normal" style:font-size-complex="12pt" style:font-weight-complex="normal"/>
    </style:style>
    <style:style style:name="T26" style:family="text">
      <style:text-properties fo:color="#4fc1ff"/>
    </style:style>
    <style:style style:name="T27" style:family="text">
      <style:text-properties fo:color="#4fc1ff" style:font-name="Consolas" fo:font-size="10.5pt" fo:background-color="#1e1e1e"/>
    </style:style>
    <style:style style:name="T28" style:family="text">
      <style:text-properties fo:color="#4fc1ff" style:font-name="Consolas" fo:font-size="10.5pt" fo:background-color="#1e1e1e" style:font-size-asian="12pt" style:font-weight-asian="normal" style:font-size-complex="12pt" style:font-weight-complex="normal"/>
    </style:style>
    <style:style style:name="T29" style:family="text">
      <style:text-properties fo:color="#4fc1ff" style:font-name="Consolas" fo:font-size="10.5pt" fo:font-weight="normal"/>
    </style:style>
    <style:style style:name="T30" style:family="text">
      <style:text-properties fo:color="#ce9178" style:font-name="Consolas" fo:font-size="10.5pt" fo:background-color="#1e1e1e"/>
    </style:style>
    <style:style style:name="T31" style:family="text">
      <style:text-properties style:font-name="Consolas" fo:font-size="10.5pt" fo:font-weight="normal"/>
    </style:style>
    <style:style style:name="T32" style:family="text">
      <style:text-properties fo:font-weight="bold" style:font-weight-asian="bold" style:font-weight-complex="bold"/>
    </style:style>
    <style:style style:name="T33"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p>
      <text:p text:style-name="Standard"><text:span text:style-name="T1"><text:tab/><text:tab/><text:tab/></text:span></text:p>
      <text:p text:style-name="Standard"><text:span text:style-name="T1"><text:tab/><text:tab/><text:tab/>Decentralized Tokens Swap System</text:span></text:p>
      <text:p text:style-name="P4"/>
      <text:p text:style-name="P3"/>
      <text:p text:style-name="P3"><text:tab/>The goal of this tutorial is to describe the inner working of a decentralized Tokens Swap System</text:p>
      <text:p text:style-name="P3">Let's explain briefly some terms before deeping dive into the topic.</text:p>
      <text:p text:style-name="P3"/>
      <text:p text:style-name="P9"><text:tab/><text:tab/><text:tab/></text:p>
      <text:p text:style-name="P9"><text:span text:style-name="T33"/></text:p>
      <text:p text:style-name="P9"><text:span text:style-name="T33"><text:tab/>Brief description of the environment</text:span></text:p>
      <text:p text:style-name="P9"/>
      <text:p text:style-name="P3">A token is like a crypto-currency inside a blockchain. It is written as a smart-contract. A smart-contract is no more than a program saved at a certain address in the blockchain and executed on it.</text:p>
      <text:p text:style-name="Standard"><text:span text:style-name="T2">On a blockchain, we can find 2 mains types of tokens : f</text:span>ungible <text:span text:style-name="T2">tokens and non-fungible tokens.</text:span></text:p>
      <text:p text:style-name="P3">Let's explain what the difference is between them.</text:p>
      <text:p text:style-name="Standard"><text:span text:style-name="T2">When a token is equivalent in value with another token of the same type, they are said fungible. For example, a person A has borrowed 10 Euros from a person B. A gave a note of 10 Euros to B. Later, B </text:span>reimburse A with another note of <text:span text:style-name="T2">10 Euros</text:span>.<text:span text:style-name="T2"> Of course, B has not to reimburse A with the same note that A gave to him. Any 10 Euros note, 2 notes of 5 Euros or anything else which sum is 10 Euros is acceptable by A. 1 Euro is equivalent to another 1 Euro.That's what is fungibility. Euro is said to be fungible.</text:span></text:p>
      <text:p text:style-name="P3">In Ethereum environment, this type of token is called ERC-20.</text:p>
      <text:p text:style-name="P3">On the contrary, when a token is not equivalent in value with another token, they are said non-fungible. For example, a specific art work has not necessarily the same value than another art work. Every art work is unique.</text:p>
      <text:p text:style-name="P3">In Ethereum environment, this type of token, NFT, is called ERC-721.</text:p>
      <text:p text:style-name="P3">This tutorial, in the following, is oriented to fungible tokens.</text:p>
      <text:p text:style-name="P3"/>
      <text:p text:style-name="Standard"><text:span text:style-name="T2">A token is composed of several </text:span>features, here is the main ones <text:span text:style-name="T2">:</text:span></text:p>
      <text:list xml:id="list6581050739516357890" text:style-name="L1">
        <text:list-item>
          <text:list>
            <text:list-item>
              <text:p text:style-name="P7">a name</text:p>
            </text:list-item>
            <text:list-item>
              <text:p text:style-name="P7">a symbol</text:p>
            </text:list-item>
            <text:list-item>
              <text:p text:style-name="P7">a number of decimals</text:p>
            </text:list-item>
            <text:list-item>
              <text:p text:style-name="P7">a total supply, equivalent of the monetary mass of the token</text:p>
            </text:list-item>
            <text:list-item>
              <text:p text:style-name="P7">a function that returns the balance of this token of a specific address</text:p>
            </text:list-item>
            <text:list-item>
              <text:p text:style-name="P7">a function that transfers a number of tokens from address A to address B.</text:p>
            </text:list-item>
          </text:list>
        </text:list-item>
      </text:list>
      <text:p text:style-name="P3"/>
      <text:p text:style-name="P3"/>
      <text:p text:style-name="P9"><text:tab/><text:span text:style-name="T33">Inner working of a Token Swap System</text:span></text:p>
      <text:p text:style-name="P3"/>
      <text:p text:style-name="P3"/>
      <text:p text:style-name="P3"><text:span text:style-name="T32">What is a Token Swap System</text:span></text:p>
      <text:p text:style-name="P3"><text:span text:style-name="T32"/></text:p>
      <text:p text:style-name="P3">The goal of aToken Swap System is to swap a certain amount of tokens X to a certain amount of tokens Y between 2 addresses. Let's see it on an example. Let's consider that address A has an amount of x tokens of type ERC20token1 and that address B has an amount of y tokens of type ERC20token2. Both ERC20token1 and ERC20token2 are fungible tokens.</text:p>
      <text:p text:style-name="P3"/>
      <text:p text:style-name="P3"/>
      <text:p text:style-name="P3"><text:soft-page-break/>Before swap :</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3"/>
          </table:table-cell>
          <table:table-cell table:style-name="Tableau1.A1" office:value-type="string">
            <text:p text:style-name="P3">Address A</text:p>
          </table:table-cell>
          <table:table-cell table:style-name="Tableau1.C1" office:value-type="string">
            <text:p text:style-name="P3">Address B</text:p>
          </table:table-cell>
        </table:table-row>
        <table:table-row>
          <table:table-cell table:style-name="Tableau1.A2" office:value-type="string">
            <text:p text:style-name="P2">Balance of <text:s/><text:span text:style-name="T21">ERC20token1</text:span></text:p>
          </table:table-cell>
          <table:table-cell table:style-name="Tableau1.A2" office:value-type="string">
            <text:p text:style-name="P2">A1</text:p>
          </table:table-cell>
          <table:table-cell table:style-name="Tableau1.C2" office:value-type="string">
            <text:p text:style-name="P2">B1</text:p>
          </table:table-cell>
        </table:table-row>
        <table:table-row>
          <table:table-cell table:style-name="Tableau1.A2" office:value-type="string">
            <text:p text:style-name="P2">Balance of <text:s/><text:span text:style-name="T21">ERC20token2</text:span></text:p>
          </table:table-cell>
          <table:table-cell table:style-name="Tableau1.A2" office:value-type="string">
            <text:p text:style-name="P2">A2</text:p>
          </table:table-cell>
          <table:table-cell table:style-name="Tableau1.C2" office:value-type="string">
            <text:p text:style-name="P2">B2</text:p>
          </table:table-cell>
        </table:table-row>
      </table:table>
      <text:p text:style-name="P3"/>
      <text:p text:style-name="P3"/>
      <text:p text:style-name="P3">After swap :</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p text:style-name="P3"/>
          </table:table-cell>
          <table:table-cell table:style-name="Tableau2.A1" office:value-type="string">
            <text:p text:style-name="P3">Address A</text:p>
          </table:table-cell>
          <table:table-cell table:style-name="Tableau2.C1" office:value-type="string">
            <text:p text:style-name="P3">Address B</text:p>
          </table:table-cell>
        </table:table-row>
        <table:table-row>
          <table:table-cell table:style-name="Tableau2.A2" office:value-type="string">
            <text:p text:style-name="P2">Balance of <text:s/><text:span text:style-name="T21">ERC20token1</text:span></text:p>
          </table:table-cell>
          <table:table-cell table:style-name="Tableau2.A2" office:value-type="string">
            <text:p text:style-name="P2">A1-x </text:p>
          </table:table-cell>
          <table:table-cell table:style-name="Tableau2.C2" office:value-type="string">
            <text:p text:style-name="P2">B1+x</text:p>
          </table:table-cell>
        </table:table-row>
        <table:table-row>
          <table:table-cell table:style-name="Tableau2.A2" office:value-type="string">
            <text:p text:style-name="P2">Balance of <text:s/><text:span text:style-name="T21">ERC20token2</text:span></text:p>
          </table:table-cell>
          <table:table-cell table:style-name="Tableau2.A2" office:value-type="string">
            <text:p text:style-name="P2">A2+y</text:p>
          </table:table-cell>
          <table:table-cell table:style-name="Tableau2.C2" office:value-type="string">
            <text:p text:style-name="P2">B2-y</text:p>
          </table:table-cell>
        </table:table-row>
      </table:table>
      <text:p text:style-name="P3"/>
      <text:p text:style-name="P1"><text:s/></text:p>
      <text:p text:style-name="P14">Technical working</text:p>
      <text:p text:style-name="P3"/>
      <text:p text:style-name="P3">Here is the specification of a fungible token :</text:p>
      <text:list xml:id="list2235775344996679559" text:style-name="L2">
        <text:list-item>
          <text:list>
            <text:list-item>
              <text:p text:style-name="P8">name(): return the name of the token</text:p>
            </text:list-item>
            <text:list-item>
              <text:p text:style-name="P8">symbol(): return the symbol of the token</text:p>
            </text:list-item>
            <text:list-item>
              <text:p text:style-name="P8">totalSupply(): return the number of tokens initially created</text:p>
            </text:list-item>
            <text:list-item>
              <text:p text:style-name="P8">decimals(): return the maximum number of digits being part of the fractional part of the token</text:p>
            </text:list-item>
            <text:list-item>
              <text:p text:style-name="P8">balanceOf(addr: Address): return the balance of tokens of a specific address</text:p>
            </text:list-item>
            <text:list-item>
              <text:p text:style-name="P13"><text:span text:style-name="T2">transferFrom(fromAddress: Address, toAddress: Address, amount: u64): t</text:span>ransfers amount of tokens from <text:span text:style-name="T2">fromAddress to</text:span> <text:span text:style-name="T2">toAddress</text:span> </text:p>
            </text:list-item>
            <text:list-item>
              <text:p text:style-name="P13"><text:span text:style-name="T2">transfer(toAddress: Address, amount: u64): <text:s/>transfers amount of tokens to toAddress</text:span></text:p>
            </text:list-item>
            <text:list-item>
              <text:p text:style-name="P13"><text:span text:style-name="T2">a transfer event</text:span></text:p>
            </text:list-item>
            <text:list-item>
              <text:p text:style-name="P13"><text:span text:style-name="T2">an approuval event</text:span></text:p>
            </text:list-item>
          </text:list>
        </text:list-item>
      </text:list>
      <text:p text:style-name="Standard"><text:span text:style-name="T2">All these functionalities have to be implemented when creating a fungible token.</text:span></text:p>
      <text:p text:style-name="Standard"><text:span text:style-name="T2"/></text:p>
      <text:p text:style-name="Standard"><text:span text:style-name="T2">To see how the swap mechanism works, let's see how a transfer transaction works before.</text:span></text:p>
      <text:p text:style-name="P3">Let's assume that A want to send x tokens of type X to B.</text:p>
      <text:p text:style-name="P3">A own the address addressA and B the address addressB.</text:p>
      <text:p text:style-name="P3">So, A have to call </text:p>
      <text:p text:style-name="P5"><text:span text:style-name="T20"><text:tab/></text:span><text:span text:style-name="T15">ft</text:span><text:span text:style-name="T9">.</text:span><text:span text:style-name="T5">transferFrom</text:span><text:span text:style-name="T9">(</text:span><text:span text:style-name="T15">addressA</text:span><text:span text:style-name="T9">, </text:span><text:span text:style-name="T15">addressB</text:span><text:span text:style-name="T9">, </text:span><text:span text:style-name="T28">amount</text:span><text:span text:style-name="T9">);</text:span></text:p>
      <text:p text:style-name="P5"><text:span text:style-name="T20"><text:s text:c="5"/>if ft is an instance of contract of type X.</text:span></text:p>
      <text:p text:style-name="P5"><text:span text:style-name="T20"/></text:p>
      <text:p text:style-name="P3">The function, before making the transfer, have to check how many tokens addressA is authorized to send by the contract caller. This is done by</text:p>
      <text:p text:style-name="P5"><text:span text:style-name="T20"><text:tab/></text:span><text:span text:style-name="T23">const</text:span><text:span text:style-name="T8"> </text:span><text:span text:style-name="T27">owner</text:span><text:span text:style-name="T8"> = </text:span><text:span text:style-name="T14">Context</text:span><text:span text:style-name="T8">.</text:span><text:span text:style-name="T4">caller</text:span><text:span text:style-name="T8">();</text:span></text:p>
      <text:p text:style-name="P11">    <text:tab/><text:span text:style-name="T24">const</text:span><text:span text:style-name="T31"> </text:span><text:span text:style-name="T29">spenderAddress</text:span><text:span text:style-name="T31">: </text:span><text:span text:style-name="T19">Address</text:span><text:span text:style-name="T31"> = </text:span><text:span text:style-name="T16">fromAddress</text:span><text:span text:style-name="T31">;</text:span></text:p>
      <text:p text:style-name="P11">    <text:tab/><text:span text:style-name="T24">const</text:span><text:span text:style-name="T31"> </text:span><text:span text:style-name="T29">recipient</text:span><text:span text:style-name="T31">: </text:span><text:span text:style-name="T19">Address</text:span><text:span text:style-name="T31"> = </text:span><text:span text:style-name="T16">toAddress</text:span><text:span text:style-name="T31">;</text:span></text:p>
      <text:p text:style-name="P11">    <text:tab/><text:span text:style-name="T24">const</text:span><text:span text:style-name="T31"> </text:span><text:span text:style-name="T29">spenderAllowance</text:span><text:span text:style-name="T31"> = </text:span><text:span text:style-name="T24">this</text:span><text:span text:style-name="T31">.</text:span><text:span text:style-name="T6">allowance</text:span><text:span text:style-name="T31">(</text:span><text:span text:style-name="T29">owner</text:span><text:span text:style-name="T31">, </text:span><text:span text:style-name="T29">spenderAddress</text:span><text:span text:style-name="T31">);</text:span></text:p>
      <text:p text:style-name="P5"><text:span text:style-name="T20"><text:tab/></text:span><text:span text:style-name="T4">assert</text:span><text:span text:style-name="T8">(</text:span><text:span text:style-name="T27">spenderAllowance</text:span><text:span text:style-name="T8"> &gt;= </text:span><text:span text:style-name="T14">amount</text:span><text:span text:style-name="T8">,</text:span><text:span text:style-name="T30">'transferFrom failed: insufficient allowance'</text:span><text:span text:style-name="T8">,);</text:span></text:p>
      <text:p text:style-name="P3"/>
      <text:p text:style-name="P3">If it's so, the transfer is made by</text:p>
      <text:p text:style-name="P5"><text:span text:style-name="T20"><text:tab/></text:span><text:span text:style-name="T4">assert</text:span><text:span text:style-name="T8">(</text:span><text:span text:style-name="T23">this</text:span><text:span text:style-name="T8">.</text:span><text:span text:style-name="T4">_transfer</text:span><text:span text:style-name="T8">(</text:span><text:span text:style-name="T27">spenderAddress</text:span><text:span text:style-name="T8">, </text:span><text:span text:style-name="T27">recipient</text:span><text:span text:style-name="T8">, </text:span><text:span text:style-name="T14">amount</text:span><text:span text:style-name="T8">),</text:span><text:span text:style-name="T30">'transferFrom failed: invalid amount'</text:span><text:span text:style-name="T8">,);</text:span></text:p>
      <text:p text:style-name="P3"><text:soft-page-break/></text:p>
      <text:p text:style-name="P3">Then, the number of <text:s/>tokens that addressA is authorized to send by the contract caller, in other words its allowance, has to be modified. The allowance must be decreased of amount. This is done by</text:p>
      <text:p text:style-name="P10"><text:span text:style-name="T25"><text:tab/></text:span><text:span text:style-name="T22">this</text:span>.<text:span text:style-name="T3">approve</text:span>(<text:span text:style-name="T26">owner</text:span>, <text:span text:style-name="T26">spenderAddress</text:span>, <text:span text:style-name="T26">spenderAllowance</text:span> – <text:span text:style-name="T13">amount</text:span>);</text:p>
      <text:p text:style-name="P10"/>
      <text:p text:style-name="P5"><text:span text:style-name="T20">Note that an approval event is generated on the blockchain when </text:span><text:span text:style-name="T5">approve</text:span><text:span text:style-name="T9">(</text:span><text:span text:style-name="T15">owner</text:span><text:span text:style-name="T9">: </text:span><text:span text:style-name="T18">Address</text:span><text:span text:style-name="T9">, </text:span><text:span text:style-name="T15">spenderAddress</text:span><text:span text:style-name="T9">: </text:span><text:span text:style-name="T18">Address</text:span><text:span text:style-name="T9">, </text:span><text:span text:style-name="T15">amount</text:span><text:span text:style-name="T9">: </text:span><text:span text:style-name="T18">u64</text:span><text:span text:style-name="T9">): </text:span><text:span text:style-name="T18">void</text:span></text:p>
      <text:p text:style-name="P5"><text:span text:style-name="T20">is called. This is done by</text:span></text:p>
      <text:p text:style-name="P5"><text:span text:style-name="T20"><text:tab/></text:span><text:span text:style-name="T5">generateEvent</text:span><text:span text:style-name="T9">(</text:span></text:p>
      <text:p text:style-name="P11">      <text:span text:style-name="T6">createEvent</text:span><text:span text:style-name="T31">(</text:span><text:span text:style-name="T29">APPROVAL_EVENT_NAME</text:span><text:span text:style-name="T31">, [</text:span></text:p>
      <text:p text:style-name="P11">        <text:span text:style-name="T16">owner</text:span><text:span text:style-name="T31">.</text:span><text:span text:style-name="T6">toString</text:span><text:span text:style-name="T31">(),</text:span></text:p>
      <text:p text:style-name="P11">        <text:span text:style-name="T16">spenderAddress</text:span><text:span text:style-name="T31">.</text:span><text:span text:style-name="T6">toString</text:span><text:span text:style-name="T31">(),</text:span></text:p>
      <text:p text:style-name="P11">        <text:span text:style-name="T16">amount</text:span><text:span text:style-name="T31">.</text:span><text:span text:style-name="T6">toString</text:span><text:span text:style-name="T31">(),</text:span></text:p>
      <text:p text:style-name="P11">      <text:span text:style-name="T31">]),</text:span></text:p>
      <text:p text:style-name="P12"><text:span text:style-name="T12">    </text:span><text:span text:style-name="T10">);</text:span></text:p>
      <text:p text:style-name="P5"><text:span text:style-name="T20"><text:tab/></text:span></text:p>
      <text:p text:style-name="P3">And finally, the transfer event has to be generated on the blockchain by</text:p>
      <text:p text:style-name="Standard"><text:span text:style-name="T2"><text:tab/></text:span><text:span text:style-name="T7">generateEvent</text:span><text:span text:style-name="T11">(</text:span></text:p>
      <text:p text:style-name="P11">      <text:span text:style-name="T6">createEvent</text:span><text:span text:style-name="T31">(</text:span><text:span text:style-name="T29">TRANSFER_EVENT_NAME</text:span><text:span text:style-name="T31">, [</text:span></text:p>
      <text:p text:style-name="P11">        <text:span text:style-name="T16">fromAddress</text:span><text:span text:style-name="T31">.</text:span><text:span text:style-name="T6">toString</text:span><text:span text:style-name="T31">(),</text:span></text:p>
      <text:p text:style-name="P11">        <text:span text:style-name="T16">toAddress</text:span><text:span text:style-name="T31">.</text:span><text:span text:style-name="T6">toString</text:span><text:span text:style-name="T31">(),</text:span></text:p>
      <text:p text:style-name="P11">        <text:span text:style-name="T16">amount</text:span><text:span text:style-name="T31">.</text:span><text:span text:style-name="T6">toString</text:span><text:span text:style-name="T31">(),</text:span></text:p>
      <text:p text:style-name="P11">      <text:span text:style-name="T31">]),</text:span></text:p>
      <text:p text:style-name="P11">    <text:span text:style-name="T31">);</text:span></text:p>
      <text:p text:style-name="Standard"><text:span text:style-name="T11"/></text:p>
      <text:p text:style-name="P3">So, to simulate a Swap System, there are 2 classes that each represents a fungible token : <text:s text:c="2"/>ERC20token1 class and <text:s/>ERC20token2 class. Each class has all required elements of the fungible token specification.</text:p>
      <text:p text:style-name="P3"/>
      <text:p text:style-name="P3">The SwapToken class own 1 instance of <text:s/>ERC20token1 and 1 instance of <text:s/>ERC20token2.</text:p>
      <text:p text:style-name="P3">Finally, the swap simply consists in executing : </text:p>
      <text:p text:style-name="P3"><text:tab/> a transfer of amount1 tokens of type ERC20token1 from addressA to addressB</text:p>
      <text:p text:style-name="P3"><text:tab/><text:tab/><text:tab/><text:tab/><text:span text:style-name="T32">and</text:span></text:p>
      <text:p text:style-name="P3"><text:tab/>a transfer of amount2 tokens of type ERC20token2 from addressB to addressA.</text:p>
      <text:p text:style-name="P3">This is done by </text:p>
      <text:p text:style-name="P5"><text:span text:style-name="T20"><text:tab/></text:span><text:span text:style-name="T4">swap</text:span><text:span text:style-name="T8">(</text:span><text:span text:style-name="T14">address1</text:span><text:span text:style-name="T8">: </text:span><text:span text:style-name="T17">Address</text:span><text:span text:style-name="T8">, </text:span><text:span text:style-name="T14">amount1</text:span><text:span text:style-name="T8">: </text:span><text:span text:style-name="T17">u64</text:span><text:span text:style-name="T8">, </text:span><text:span text:style-name="T14">address2</text:span><text:span text:style-name="T8">: </text:span><text:span text:style-name="T17">Address</text:span><text:span text:style-name="T8">, </text:span><text:span text:style-name="T14">amount2</text:span><text:span text:style-name="T8">: </text:span><text:span text:style-name="T17">u64</text:span><text:span text:style-name="T8">): </text:span><text:span text:style-name="T17">void</text:span></text:p>
      <text:p text:style-name="P11">  <text:tab/><text:span text:style-name="T31">{</text:span></text:p>
      <text:p text:style-name="P11">    <text:tab/><text:span text:style-name="T24">this</text:span><text:span text:style-name="T31">.</text:span><text:span text:style-name="T16">eRC20Token1</text:span><text:span text:style-name="T31">.</text:span><text:span text:style-name="T6">transferFrom</text:span><text:span text:style-name="T31">(</text:span><text:span text:style-name="T16">addressA</text:span><text:span text:style-name="T31">, </text:span><text:span text:style-name="T16">addressB</text:span><text:span text:style-name="T31">, </text:span><text:span text:style-name="T16">amount1</text:span><text:span text:style-name="T31">);</text:span></text:p>
      <text:p text:style-name="P11">    <text:tab/><text:span text:style-name="T24">this</text:span><text:span text:style-name="T31">.</text:span><text:span text:style-name="T16">eRC20Token2</text:span><text:span text:style-name="T31">.</text:span><text:span text:style-name="T6">transferFrom</text:span><text:span text:style-name="T31">(</text:span><text:span text:style-name="T16">addressB</text:span><text:span text:style-name="T31">, </text:span><text:span text:style-name="T16">addressA</text:span><text:span text:style-name="T31">, </text:span><text:span text:style-name="T16">amount2</text:span><text:span text:style-name="T31">);</text:span></text:p>
      <text:p text:style-name="P11"><text:span text:style-name="T31"/></text:p>
      <text:p text:style-name="P12"><text:span text:style-name="T12">  <text:tab/></text:span><text:span text:style-name="T10">}.</text:span><text:span text:style-name="T2">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 style:family="paragraph" style:parent-style-name="Standard">
      <style:paragraph-properties fo:text-align="start" style:justify-single-word="false" style:text-autospace="none"/>
      <style:text-properties fo:color="#000000"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lvain Mahé</meta:initial-creator>
    <meta:creation-date>2023-04-04T10:48:57.32</meta:creation-date>
    <dc:date>2023-04-04T18:51:24.58</dc:date>
    <dc:creator>Sylvain Mahé</dc:creator>
    <meta:editing-duration>PT5H29M43S</meta:editing-duration>
    <meta:editing-cycles>7</meta:editing-cycles>
    <meta:generator>OpenOffice/4.1.7$Win32 OpenOffice.org_project/417m1$Build-9800</meta:generator>
    <meta:document-statistic meta:table-count="2" meta:image-count="0" meta:object-count="0" meta:page-count="3" meta:paragraph-count="102" meta:word-count="874" meta:character-count="5503"/>
  </office:meta>
</office:document-meta>
</file>